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0.423cm"/>
    </style:style>
    <style:style style:name="Table1.C" style:family="table-column">
      <style:table-column-properties style:column-width="0.9cm"/>
    </style:style>
    <style:style style:name="Table1.D" style:family="table-column">
      <style:table-column-properties style:column-width="3.149cm"/>
    </style:style>
    <style:style style:name="Table1.E" style:family="table-column">
      <style:table-column-properties style:column-width="0.45cm"/>
    </style:style>
    <style:style style:name="Table1.F" style:family="table-column">
      <style:table-column-properties style:column-width="0.326cm"/>
    </style:style>
    <style:style style:name="Table1.G" style:family="table-column">
      <style:table-column-properties style:column-width="0.547cm"/>
    </style:style>
    <style:style style:name="Table1.H" style:family="table-column">
      <style:table-column-properties style:column-width="2.566cm"/>
    </style:style>
    <style:style style:name="Table1.J" style:family="table-column">
      <style:table-column-properties style:column-width="1.455cm"/>
    </style:style>
    <style:style style:name="Table1.K" style:family="table-column">
      <style:table-column-properties style:column-width="2.64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409cm" fo:margin-left="-0.217cm" fo:margin-right="-0.111cm" fo:margin-top="0cm" fo:margin-bottom="0cm" table:align="margins"/>
    </style:style>
    <style:style style:name="Table2.A" style:family="table-column">
      <style:table-column-properties style:column-width="0.926cm" style:rel-column-width="525*"/>
    </style:style>
    <style:style style:name="Table2.B" style:family="table-column">
      <style:table-column-properties style:column-width="3.519cm" style:rel-column-width="1995*"/>
    </style:style>
    <style:style style:name="Table2.C" style:family="table-column">
      <style:table-column-properties style:column-width="0.37cm" style:rel-column-width="210*"/>
    </style:style>
    <style:style style:name="Table2.D" style:family="table-column">
      <style:table-column-properties style:column-width="7.594cm" style:rel-column-width="4305*"/>
    </style:style>
    <style:style style:name="Table2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6" style:family="paragraph" style:parent-style-name="Standard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Table_20_Contents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1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1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able:table-column table:style-name="Table1.K"/>
        <table:table-row>
          <table:table-cell table:style-name="Table1.A1" table:number-columns-spanned="10" office:value-type="string">
            <text:p text:style-name="P7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P-15</text:p>
          </table:table-cell>
        </table:table-row>
        <table:table-row>
          <table:table-cell table:style-name="Table1.A1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5">SURAT PERINTAH</text:p>
            <text:p text:style-name="P5">PENYERAHAN {ISI9}{isi9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4"/>
            <text:p text:style-name="P4">NOMOR: <text:s/>PRINT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4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Dasar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8" office:value-type="string">
            <text:p text:style-name="P2">Pasal 8 (2,3) jo pasal 110 Undang-undang No.8 tahun 1981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8" office:value-type="string">
            <text:p text:style-name="P2">Surat Perintah Penyidikan Kepala {isi1} Nomor {isi2} tanggal {isi3}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8" office:value-type="string">
            <text:p text:style-name="P2">Instruksi/ Perintah dari {isi4} Nomor {isi5} tanggal {isi6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1" office:value-type="string">
            <text:p text:style-name="P2">Pertimbangan </text:p>
          </table:table-cell>
          <table:table-cell table:style-name="Table1.A1" table:number-rows-spanned="11" office:value-type="string">
            <text:p text:style-name="P2">:</text:p>
          </table:table-cell>
          <table:table-cell table:style-name="Table1.A1" table:number-rows-spanned="11" office:value-type="string">
            <text:p text:style-name="P2">1.</text:p>
          </table:table-cell>
          <table:table-cell table:style-name="Table1.A1" table:number-columns-spanned="8" office:value-type="string">
            <text:p text:style-name="P3">Berkas Perkara Register Penyidikan Nomor {isi7} atas nama tersangka{isi10}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Nama Lengkap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Tempat Lahir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Tanggal Lahir/ Umur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Jenis Kelami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Kebangsaan/ Kewarganegara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Tempat Tinggal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Agama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Pekerja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2">Pendidikan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8" office:value-type="string">
            <text:p text:style-name="P2">Yang disangka melakukan tindak pidana melanggar pasal {isi8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2.</text:p>
          </table:table-cell>
          <table:table-cell table:style-name="Table1.A1" table:number-columns-spanned="8" office:value-type="string">
            <text:p text:style-name="P3">Bahwa dari hasil penyidikan tersebut di atas dapat dilakukan penuntu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  <text:p text:style-name="P16">MEMERINTAHKAN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Kepad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9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6">[!-- BEGIN Jaksa --]{noUrut}</text:p>
                </table:table-cell>
                <table:table-cell table:style-name="Table2.A1" office:value-type="string">
                  <text:p text:style-name="P9">Nama</text:p>
                </table:table-cell>
                <table:table-cell table:style-name="Table2.A1" office:value-type="string">
                  <text:p text:style-name="P9">:</text:p>
                </table:table-cell>
                <table:table-cell table:style-name="Table2.A1" office:value-type="string">
                  <text:p text:style-name="P9">{namaJaksa}</text:p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9">Pangkat/NIP</text:p>
                </table:table-cell>
                <table:table-cell table:style-name="Table2.A1" office:value-type="string">
                  <text:p text:style-name="P9">:</text:p>
                </table:table-cell>
                <table:table-cell table:style-name="Table2.A1" office:value-type="string">
                  <text:p text:style-name="P9">{pangkatJaksa}/ {nipJaksa}</text:p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9">Jabatan</text:p>
                </table:table-cell>
                <table:table-cell table:style-name="Table2.A1" office:value-type="string">
                  <text:p text:style-name="P9">:</text:p>
                </table:table-cell>
                <table:table-cell table:style-name="Table2.A1" office:value-type="string">
                  <text:p text:style-name="P9">{jabatanJaksa}</text:p>
                </table:table-cell>
              </table:table-row>
              <table:table-row>
                <table:table-cell table:style-name="Table2.A1" office:value-type="string">
                  <text:p text:style-name="P6">[!-- END Jaksa --]</text:p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6"/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Untuk</text:p>
          </table:table-cell>
          <table:table-cell table:style-name="Table1.A1" table:number-rows-spanned="2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8" office:value-type="string">
            <text:p text:style-name="P3">Menyerahkan {isi9} atas nama tersangka {nama_tersangka} kepada {isi11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8" office:value-type="string">
            <text:p text:style-name="P3">Agar dilakukan dengan penuh rasa tanggung jawab serta membuat Berita Acara Penyerahan Berkas Perka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Kepada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table:number-columns-spanned="3" office:value-type="string">
            <text:p text:style-name="P2">Yang bersangkutan</text:p>
          </table:table-cell>
          <table:covered-table-cell/>
          <table:covered-table-cell/>
          <table:table-cell table:style-name="Table1.A1" table:number-columns-spanned="3" office:value-type="string">
            <text:p text:style-name="P2">Dikeluarkan di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lokasi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2">Untuk dilaksanakan</text:p>
          </table:table-cell>
          <table:covered-table-cell/>
          <table:covered-table-cell/>
          <table:table-cell table:style-name="Table1.A1" table:number-columns-spanned="3" office:value-type="string">
            <text:p text:style-name="P2">Pada tanggal</text:p>
          </table:table-cell>
          <table:covered-table-cell/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gl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7" office:value-type="string">
            <text:p text:style-name="P2"/>
            <text:p text:style-name="P2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0-23T09:03:54.13</dc:date>
    <meta:editing-cycles>35</meta:editing-cycles>
    <meta:editing-duration>PT2H40M31S</meta:editing-duration>
    <meta:document-statistic meta:table-count="2" meta:image-count="0" meta:object-count="0" meta:page-count="2" meta:paragraph-count="81" meta:word-count="187" meta:character-count="1278"/>
    <meta:template xlink:type="simple" xlink:actuate="onRequest" xlink:title="" xlink:href="Normal.dotm"/>
  </office:meta>
</office:document-meta>
</file>